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0"/>
        <table:table-column table:style-name="co2" table:number-columns-repeated="5" table:default-cell-style-name="ce37"/>
        <table:table-column table:style-name="co2" table:number-columns-repeated="1018" table:default-cell-style-name="ce39"/>
        <table:table-row table:style-name="ro1">
          <table:table-cell table:style-name="ce26" office:value-type="string" calcext:value-type="string">
            <text:p>Task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Priority</text:p>
          </table:table-cell>
          <table:table-cell table:style-name="ce32" office:value-type="string" calcext:value-type="string">
            <text:p>Effort</text:p>
          </table:table-cell>
          <table:table-cell table:style-name="ce32" office:value-type="string" calcext:value-type="string">
            <text:p>Where</text:p>
          </table:table-cell>
          <table:table-cell table:style-name="ce32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Add RAI on presence map</text:p>
          </table:table-cell>
          <table:table-cell table:style-name="ce34" office:value-type="string" calcext:value-type="string">
            <text:p>Code + interface</text:p>
          </table:table-cell>
          <table:table-cell table:style-name="ce34" office:value-type="string" calcext:value-type="string">
            <text:p>High</text:p>
          </table:table-cell>
          <table:table-cell table:style-name="ce34" office:value-type="string" calcext:value-type="string">
            <text:p>Mid</text:p>
          </table:table-cell>
          <table:table-cell table:style-name="ce34" office:value-type="string" calcext:value-type="string">
            <text:p>One species</text:p>
          </table:table-cell>
          <table:table-cell table:style-name="ce34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Add vignettes for diversity indices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<text:span text:style-name="T3">Select data functions → based </text:span>on values of a second column</text:p>
          </table:table-cell>
          <table:table-cell table:style-name="ce34" office:value-type="string" calcext:value-type="string">
            <text:p>Code + interface</text:p>
          </table:table-cell>
          <table:table-cell table:style-name="ce34" office:value-type="string" calcext:value-type="string">
            <text:p>High</text:p>
          </table:table-cell>
          <table:table-cell table:style-name="ce34" office:value-type="string" calcext:value-type="string">
            <text:p>Mid</text:p>
          </table:table-cell>
          <table:table-cell table:style-name="ce34" office:value-type="string" calcext:value-type="string">
            <text:p>Select data</text:p>
          </table:table-cell>
          <table:table-cell table:style-name="ce34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ameras summary: add nb of species seen on camera and npic</text:p>
          </table:table-cell>
          <table:table-cell table:style-name="ce34" office:value-type="string" calcext:value-type="string">
            <text:p>Code</text:p>
          </table:table-cell>
          <table:table-cell table:style-name="ce34" office:value-type="string" calcext:value-type="string">
            <text:p>Low</text:p>
          </table:table-cell>
          <table:table-cell table:style-name="ce34" office:value-type="string" calcext:value-type="string">
            <text:p>Mid</text:p>
          </table:table-cell>
          <table:table-cell table:style-name="ce34" office:value-type="string" calcext:value-type="string">
            <text:p>Summary</text:p>
          </table:table-cell>
          <table:table-cell table:style-name="ce34" office:value-type="string" calcext:value-type="string">
            <text:p>Next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In clean_data, add optional list that will be used when split = TRUE to give the columns to move to cameras file</text:p>
          </table:table-cell>
          <table:table-cell table:style-name="ce34" office:value-type="string" calcext:value-type="string">
            <text:p>Code</text:p>
          </table:table-cell>
          <table:table-cell table:style-name="ce34" office:value-type="string" calcext:value-type="string">
            <text:p>Mid</text:p>
          </table:table-cell>
          <table:table-cell table:style-name="ce34" office:value-type="string" calcext:value-type="string">
            <text:p>Small</text:p>
          </table:table-cell>
          <table:table-cell table:style-name="ce34" office:value-type="string" calcext:value-type="string">
            <text:p>Import</text:p>
          </table:table-cell>
          <table:table-cell table:style-name="ce34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Check diversity table function → could be merged with species summary?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All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Update README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Allow to specify specific timezone (now its UTC by default)</text:p>
          </table:table-cell>
          <table:table-cell table:style-name="ce35" office:value-type="string" calcext:value-type="string">
            <text:p>Code + 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ake lonlat optional</text:p>
          </table:table-cell>
          <table:table-cell table:style-name="ce35" office:value-type="string" calcext:value-type="string">
            <text:p>Code + 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Add chart instead of map option for diversity and presence map</text:p>
          </table:table-cell>
          <table:table-cell table:style-name="ce35" office:value-type="string" calcext:value-type="string">
            <text:p>Code + interface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style-name="ce35" office:value-type="string" calcext:value-type="string">
            <text:p>One species + All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Add a README on GitHub</text:p>
          </table:table-cell>
          <table:table-cell table:style-name="ce35" office:value-type="string" calcext:value-type="string">
            <text:p>Doc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Check and improve documentation for existing functions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reate Rmd to export analyses with shinyMeta</text:p>
          </table:table-cell>
          <table:table-cell table:style-name="ce35" office:value-type="string" calcext:value-type="string">
            <text:p>Interface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emove select species to exclude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All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ode to compute diversity per camera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lot diversity per camera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Add radiobutton to choose between count and npic in interface for plot bars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Add dates filtering in filter data</text:p>
          </table:table-cell>
          <table:table-cell table:style-name="ce35" office:value-type="string" calcext:value-type="string">
            <text:p>Code + 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Filter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orrect bug → show cameras for mica data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35" office:value-type="string" calcext:value-type="string">
            <text:p>Code + 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reate interface for one species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One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ode for one species: compute activity times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style-name="ce35" office:value-type="string" calcext:value-type="string">
            <text:p>One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ode for one species: plot activity times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style-name="ce35" office:value-type="string" calcext:value-type="string">
            <text:p>One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Check von Mises use (biblio)</text:p>
          </table:table-cell>
          <table:table-cell table:style-name="ce35" office:value-type="string" calcext:value-type="string">
            <text:p>Code + biblio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One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look into activity package and change code?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One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eplace custom function with fitact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One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von Mises vignette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One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Add new module to select data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elect data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Select data functions → based on species or on cameras</text:p>
          </table:table-cell>
          <table:table-cell table:style-name="ce35" office:value-type="string" calcext:value-type="string">
            <text:p>Code + 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elect data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elect data functions → add date filtering</text:p>
          </table:table-cell>
          <table:table-cell table:style-name="ce35" office:value-type="string" calcext:value-type="string">
            <text:p>Code + interface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style-name="ce35" office:value-type="string" calcext:value-type="string">
            <text:p>Select data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Correct trapping nights bug (when camera df provided but no setup or retrieval)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ameras summary: better way to show code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Species summary: create function (species, seen on x cameras, RAI, n pics)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amera activity plot: add tick for setup/retrieval boxes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emove Two species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Two 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Plot species bars : add code to take into account non-species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High 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ename lat/lon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lace cameras before lon lat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lace lat besides lon and retrieval besides setup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Add checkbox to choose to display camera names on map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Camera activity plot: add option for setup/retrieval boxes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Camera activity: add option for axis ticks width and date formatting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Camera activity: add checkbox to tick show setup/retrieval times or not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Add a format argument instead of tryFormats in add_tryformats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emove magrittr dependency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hange package description (This package…)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Add plot to previsualize filtered data</text:p>
          </table:table-cell>
          <table:table-cell table:style-name="ce35" office:value-type="string" calcext:value-type="string">
            <text:p>Code + interfac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Filter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35" office:value-type="string" calcext:value-type="string">
            <text:p>Code + interfac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Remove date format box but create custom date parsing function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ove coordinates format below lon/lat</text:p>
          </table:table-cell>
          <table:table-cell table:style-name="ce35" office:value-type="string" calcext:value-type="string">
            <text:p>Interfac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earrange date time (date or date timeside by side)</text:p>
          </table:table-cell>
          <table:table-cell table:style-name="ce35" office:value-type="string" calcext:value-type="string">
            <text:p>Interfac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Add info (?) next to columns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High?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Modify clean_data to remove camera columns after split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Update the way of counting cameras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Correct activity times to match newly computed times from camera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ove map and cameras in columns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amera activity: add option for custom colors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Modify plot_species_bars to allow to plot non-animals too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add vignette read camtrapDP data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Import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ake data filtering possible with POSIX or date + time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Mid</text:p>
          </table:table-cell>
          <table:table-cell table:style-name="ce35" office:value-type="string" calcext:value-type="string">
            <text:p>Select data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plit code functions in several files</text:p>
          </table:table-cell>
          <table:table-cell table:style-name="ce35" office:value-type="string" calcext:value-type="string">
            <text:p>Code</text:p>
          </table:table-cell>
          <table:table-cell table:number-columns-repeated="2" table:style-name="ce35" office:value-type="string" calcext:value-type="string">
            <text:p>Small</text:p>
          </table:table-cell>
          <table:table-cell table:style-name="ce35" office:value-type="string" calcext:value-type="string">
            <text:p>All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Merge summarize_species and get_diversity_table functions ? (or at least reuse some parts)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Mid</text:p>
          </table:table-cell>
          <table:table-cell table:style-name="ce35" office:value-type="string" calcext:value-type="string">
            <text:p>Allspecies</text:p>
          </table:table-cell>
          <table:table-cell table:style-name="ce35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9" office:value-type="string" calcext:value-type="string">
            <text:p>Create vignettes to demonstrate package functioning and see how user-friendly functions are</text:p>
          </table:table-cell>
          <table:table-cell table:style-name="ce36" office:value-type="string" calcext:value-type="string">
            <text:p>Code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Mid</text:p>
          </table:table-cell>
          <table:table-cell table:style-name="ce36" office:value-type="string" calcext:value-type="string">
            <text:p>All</text:p>
          </table:table-cell>
          <table:table-cell table:style-name="ce36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Better theme (colors, fonts)</text:p>
          </table:table-cell>
          <table:table-cell table:style-name="ce36" office:value-type="string" calcext:value-type="string">
            <text:p>Interface</text:p>
          </table:table-cell>
          <table:table-cell table:number-columns-repeated="2" table:style-name="ce36" office:value-type="string" calcext:value-type="string">
            <text:p>Mid</text:p>
          </table:table-cell>
          <table:table-cell table:style-name="ce36" office:value-type="string" calcext:value-type="string">
            <text:p>All</text:p>
          </table:table-cell>
          <table:table-cell table:style-name="ce36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4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Remove ShinyDashboard and lubridate dependency?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Low</text:p>
          </table:table-cell>
          <table:table-cell table:style-name="ce38" office:value-type="string" calcext:value-type="string">
            <text:p>Small</text:p>
          </table:table-cell>
          <table:table-cell table:style-name="ce38" office:value-type="string" calcext:value-type="string">
            <text:p>All</text:p>
          </table:table-cell>
          <table:table-cell table:style-name="ce38"/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31" office:value-type="string" calcext:value-type="string">
            <text:p>Add option to filter out cameras filtered when removing the species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Low</text:p>
          </table:table-cell>
          <table:table-cell table:style-name="ce38" office:value-type="string" calcext:value-type="string">
            <text:p>Mid</text:p>
          </table:table-cell>
          <table:table-cell table:style-name="ce38" office:value-type="string" calcext:value-type="string">
            <text:p>Select data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1" office:value-type="string" calcext:value-type="string">
            <text:p>Add option to give datasets in input for Shiny</text:p>
          </table:table-cell>
          <table:table-cell table:style-name="ce38" office:value-type="string" calcext:value-type="string">
            <text:p>Code</text:p>
          </table:table-cell>
          <table:table-cell table:number-columns-repeated="2" table:style-name="ce38" office:value-type="string" calcext:value-type="string">
            <text:p>Mid</text:p>
          </table:table-cell>
          <table:table-cell table:style-name="ce38" office:value-type="string" calcext:value-type="string">
            <text:p>All</text:p>
          </table:table-cell>
          <table:table-cell table:style-name="ce38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for activity inference in interface (eg confidence interval, plot centered on midnigh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camera ID optional</text:p>
          </table:table-cell>
          <table:table-cell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1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08:06:00.517734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8-22T08:06:04.829605300</dc:date>
    <meta:editing-duration>P3DT15H26M46S</meta:editing-duration>
    <meta:editing-cycles>61</meta:editing-cycles>
    <meta:generator>LibreOffice/7.5.5.2$Linux_X86_64 LibreOffice_project/50$Build-2</meta:generator>
    <dc:creator>Lisa Nicvert</dc:creator>
    <meta:document-statistic meta:table-count="1" meta:cell-count="472" meta:object-count="0"/>
  </office:meta>
</office:document-meta>
</file>